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adornments="Italic" style:font-family-generic="script" style:font-pitch="variable"/>
    <style:font-face style:name="Papyrus" svg:font-family="Papyrus" style:font-family-generic="script" style:font-pitch="variable"/>
    <style:font-face style:name="Arial" svg:font-family="Arial" style:font-family-generic="swiss" style:font-pitch="variable"/>
    <style:font-face style:name="Arial1" svg:font-family="Arial"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fo:margin-top="0cm" fo:margin-bottom="0cm" fo:line-height="150%"/>
      <style:text-properties fo:color="#cc0000" style:font-name="Arial1" fo:font-size="12pt" style:font-size-asian="12pt" style:font-size-complex="12pt"/>
    </style:style>
    <style:style style:name="P4" style:family="paragraph" style:parent-style-name="Standard" style:list-style-name="">
      <style:paragraph-properties fo:margin-top="0cm" fo:margin-bottom="0cm" fo:line-height="150%" style:text-autospace="none"/>
      <style:text-properties fo:color="#cc0000"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fo:line-height="150%"/>
      <style:text-properties fo:color="#000000" style:font-name="Arial1"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list-style-name="">
      <style:paragraph-properties fo:margin-top="0cm" fo:margin-bottom="0cm" fo:line-height="150%" style:text-autospace="none"/>
      <style:text-properties fo:color="#000000" style:font-name="Arial1"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list-style-name="">
      <style:paragraph-properties fo:margin-top="0cm" fo:margin-bottom="0cm" fo:line-height="150%" style:text-autospace="none"/>
      <style:text-properties fo:color="#000000" style:font-name="Arial1"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margin-top="0cm" fo:margin-bottom="0cm" fo:line-height="150%"/>
      <style:text-properties fo:color="#000000" style:font-name="Arial1" fo:font-size="12pt" fo:font-weight="normal" style:font-size-asian="12pt" style:font-weight-asian="normal" style:font-size-complex="12pt" style:font-weight-complex="normal"/>
    </style:style>
    <style:style style:name="P9" style:family="paragraph" style:parent-style-name="Standard" style:list-style-name="L2">
      <style:paragraph-properties fo:margin-top="0cm" fo:margin-bottom="0cm" fo:line-height="150%"/>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fo:line-height="150%"/>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
      <style:paragraph-properties fo:margin-top="0cm" fo:margin-bottom="0cm" fo:line-height="150%" style:text-autospace="none"/>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name-asian="Cascadia Mono" style:font-style-asian="italic" style:font-name-complex="Cascadia Mono" style:font-style-complex="italic"/>
    </style:style>
    <style:style style:name="T3" style:family="text">
      <style:text-properties fo:color="#000000" style:font-name="Arial1" fo:font-size="12pt" fo:font-style="normal" fo:font-weight="normal" style:font-name-asian="Cascadia Mono" style:font-size-asian="12pt" style:font-style-asian="normal" style:font-weight-asian="normal" style:font-name-complex="Cascadia Mono" style:font-size-complex="12pt" style:font-style-complex="normal" style:font-weight-complex="normal"/>
    </style:style>
    <style:style style:name="T4" style:family="text">
      <style:text-properties fo:color="#000000" style:font-name="Cascadia Mono" fo:font-size="9.5pt" style:font-name-asian="Cascadia Mono" style:font-size-asian="9.5pt" style:font-name-complex="Cascadia Mono" style:font-size-complex="9.5pt"/>
    </style:style>
    <style:style style:name="T5" style:family="text">
      <style:text-properties fo:font-style="normal" style:font-name-asian="Cascadia Mono" style:font-style-asian="normal" style:font-name-complex="Cascadia Mono" style:font-style-complex="normal"/>
    </style:style>
    <style:style style:name="T6" style:family="text">
      <style:text-properties fo:color="#a31515" style:font-name="Cascadia Mono" fo:font-size="9.5pt" style:font-name-asian="Cascadia Mono" style:font-size-asian="9.5pt" style:font-name-complex="Cascadia Mono" style:font-size-complex="9.5pt"/>
    </style:style>
    <style:style style:name="T7" style:family="text">
      <style:text-properties fo:color="#0000ff" style:font-name="Cascadia Mono" fo:font-size="9.5pt" style:font-name-asian="Cascadia Mono" style:font-size-asian="9.5pt" style:font-name-complex="Cascadia Mono" style:font-size-complex="9.5pt"/>
    </style:style>
    <style:style style:name="T8" style:family="text">
      <style:text-properties fo:color="#008000" style:font-name="Cascadia Mono" fo:font-size="9.5pt" style:font-name-asian="Cascadia Mono" style:font-size-asian="9.5pt" style:font-name-complex="Cascadia Mono" style:font-size-complex="9.5pt"/>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asian="Cascadia Mono" style:font-name-complex="Cascadia Mon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d intro</text:p>
      <text:p text:style-name="P3"/>
      <text:p text:style-name="P5">Requirements</text:p>
      <text:p text:style-name="P5"/>
      <text:p text:style-name="P8">The goal of this project was to create a rudimentary database management system (DBMS). The DBMS will be based on an SQL style database, with the possibility of multiple databases to be defined on the server, with each database storing its data in tables with a static number of columns defined upon the tables creation. Like most SQL based databases these tables will not be horizontally scalabe, though should easily scale vertically with the possibility of adding data to any table in the form of rows.</text:p>
      <text:p text:style-name="P8">Each database will be stored as a folder on the server, with each table being stored as a file. As a result of this, database/table names can be easily found using the Unix `<text:span text:style-name="T1">ls</text:span>` function, other other operations can be performed on the databases and tables directly using sh or Bash scripting, though as you will see the DBMS should cover any basic functionality needed and should be used in place of these operations. Below is an outline of what will be possible in the DBMS.</text:p>
      <text:list xml:id="list5297998230218888260" text:style-name="L2">
        <text:list-item>
          <text:p text:style-name="P9">Create Database</text:p>
          <text:list>
            <text:list-item>
              <text:p text:style-name="P9">It will be possible to run the create database command which will create a folder on the server under the database name provided.</text:p>
            </text:list-item>
          </text:list>
        </text:list-item>
        <text:list-item>
          <text:p text:style-name="P9">Create Table</text:p>
          <text:list>
            <text:list-item>
              <text:p text:style-name="P9">It will then be possible to create a table (stored as a file on the server) inside a specified database. The columns of the table must be specified in this command on cannot be altered once the table is created.</text:p>
            </text:list-item>
          </text:list>
        </text:list-item>
        <text:list-item>
          <text:p text:style-name="P9">Insert Data</text:p>
          <text:list>
            <text:list-item>
              <text:p text:style-name="P9">Data can be inserted to a table within a database in the form of rows, so long as it matches the column definition of the table.</text:p>
            </text:list-item>
          </text:list>
        </text:list-item>
        <text:list-item>
          <text:p text:style-name="P9">Select Data</text:p>
          <text:list>
            <text:list-item>
              <text:p text:style-name="P9">Data must be able to be selected and viewed from a table. The column names followed by the the columns specified will be returned. If no columns are given in the command by the column index, then all columns will be returned.</text:p>
            </text:list-item>
          </text:list>
        </text:list-item>
        <text:list-item>
          <text:p text:style-name="P9">(Bonus functionality) Delete</text:p>
          <text:list>
            <text:list-item>
              <text:p text:style-name="P9">Additionally a delete function will be added to the DBMS which will allow the user to delete a database or a table by referencing said database/table by name. Rows inside a table can also be deleted when specified by the row index.</text:p>
            </text:list-item>
          </text:list>
        </text:list-item>
      </text:list>
      <text:p text:style-name="P8"><text:soft-page-break/></text:p>
      <text:p text:style-name="P8"/>
      <text:p text:style-name="P5">Architecture Overview</text:p>
      <text:p text:style-name="P5"/>
      <text:p text:style-name="P8">The data will be stored as follows, as mentioned in the above section databases will be represented as folders in the underlying server. The folders will be named after the database and therefore can be easily accesed using the database name in future. The tables will be stored as simple text files, named after the table name with no file extention, this again means the tables can be easily referenced using the table name in the future. These files will be stored in the a database folder. The first line of a table file will consist of a comma deliminated string containing the tables column names followed by a a newline. Each line thereafter will consist of a comma deliminated string containing row data, this data must conform to the the column structure definied when the table is create, as mentioned above the tables will not be horizontally scalable, this is both for simplicity and to follow the usual limitations of an SQL database.</text:p>
      <text:p text:style-name="P8">Each of the possible commands will be represented as bash scripts on the server. For example the create database command will be stored in a file named create_database.sh.</text:p>
      <text:p text:style-name="P8">A server.sh script is also added. To start up the server which handles the DBMS operations, simply run the server.sh scipt which will take in a stream of commands until `<text:span text:style-name="T1">shutdown</text:span>` is entered, at which point the script will be terminated. The commands which are accepted include;</text:p>
      <text:p text:style-name="P8"><text:span text:style-name="T1">`create_database &lt;database name&gt;`</text:span></text:p>
      <text:p text:style-name="P8"><text:span text:style-name="T1">`create_table &lt;database name&gt; &lt;table name&gt;`</text:span></text:p>
      <text:p text:style-name="P8"><text:span text:style-name="T1">`insert &lt;database name&gt; &lt;table name&gt; &lt;tuple containing row data&gt;`</text:span></text:p>
      <text:p text:style-name="P8"><text:span text:style-name="T1">`select &lt;database name&gt; &lt;table name&gt; &lt;first column index&gt;,&lt;second column index&gt;`</text:span></text:p>
      <text:p text:style-name="P8"><text:span text:style-name="T1">`delete &lt;database name&gt;`</text:span></text:p>
      <text:p text:style-name="P8"><text:span text:style-name="T1">`delete &lt;database name&gt; &lt;table name&gt;`</text:span></text:p>
      <text:p text:style-name="P8"><text:span text:style-name="T1">`delete &lt;database name&gt; &lt;table name&gt; &lt;row index&gt;`</text:span></text:p>
      <text:p text:style-name="P10">Client.sh can be run in a similar manner to server.sh, client.sh takes in a stream of commands and sends them onto server.sh through the server.pipe pipe. When client.sh is first run it looks for an ID, <text:span text:style-name="T1">`client.sh &lt;id&gt;` </text:span>this is then used to name the pipe which the server will use to communicate with said client (&lt;id&gt;.pipe). Each command that is entered into the client script will be sent to the server.pipe pipe along with the client's ID. The server can then pass the output of these commands back to &lt;id&gt;.pipe for the client to pick <text:soft-page-break/>up and output to the console. Multiple clients can communicate with the server at a once. Each of the sh scripts which define the commands include a lock system, locking the database folder which contains the data being used while the operations take place, this prevents two clients from attempting to alter a file simultaneaously causing issues for both clients. The scipts P.sh and V.sh used to execute this lock will be described in more detail in the sections below.</text:p>
      <text:p text:style-name="P10"/>
      <text:p text:style-name="P5">create_database.sh</text:p>
      <text:p text:style-name="P10">This script was quite straight forward, it is run using the following syntax <text:span text:style-name="T1">`./create_database.sh &lt;database name&gt;`. </text:span>If the database name is not included as a positional arguements an error is thrown. The script also checks the current directory for a folder of the name specified and if one is present another error is thrown alerting the user that the database specified is already present. If neither of these errors are triggered a folder is created in the server directory with the name <text:span text:style-name="T1">&lt;database name&gt; </text:span>(<text:span text:style-name="T1">mkdir &lt;database name&gt;).</text:span></text:p>
      <text:p text:style-name="P10"><text:span text:style-name="T1"/></text:p>
      <text:p text:style-name="P5">create_table.sh</text:p>
      <text:p text:style-name="P10">This script is run with the following command <text:span text:style-name="T1">`./create_table.sh &lt;database name&gt; &lt;table name&gt; &lt;column name tuple&gt;`. </text:span>It first checks if the correct number of positional parameters are provided and if not throws an error.<text:span text:style-name="T1"> </text:span>It then checks if the database provided exists, if not an error is thrown, if so the database folder is checked for a file matching the table name provided and if no such file exists by that name one is created. Otherwise an error is thrown. The columns tuple provided is simply saved to the newly created file as is.</text:p>
      <text:p text:style-name="P10"/>
      <text:p text:style-name="P5">insert.sh</text:p>
      <text:p text:style-name="P10">This script is run as follows, <text:span text:style-name="T1">`./insert.sh &lt;database name&gt; &lt;table name&gt; &lt;data row tuple&gt;` This script runs almost identically to create_table.sh, though instead of creating a new file with the column name tuple as its only entry, it looks for a table in the database folder of the names provided and if one exists it appends the tuple, if not it throws an error.</text:span></text:p>
      <text:p text:style-name="P10"><text:span text:style-name="T1"/></text:p>
      <text:p text:style-name="P5"><text:span text:style-name="T1">select.sh</text:span></text:p>
      <text:p text:style-name="P10">Select.sh is the first script to become a little less straight forward. It runs through the usual checks, is the database present, is the table present, is there the correct number of postional arguments, etc. then if there are no column indexes provided it simply outputs <text:soft-page-break/>the result of `cat &lt;database name&gt;/&lt;table name&gt;` with “start result” and “end resut” prepended and appended onto the multi line string to the console. Where it got a little trickier was finding the rows by index. How I did this was to read the file line by line, for each line I would split the line into an array using ',' as the IFS. I also stored the column indiceses in an array using the ssame method. I then looped though each of the column indices in a for loop with `i` representing the current index, I then queryed the row data array for that index and appended it to the output string. After each run of the inneer for loop a newline character was appended to the output string. The usual start result and end result strings were also appended and prepended to the output string, with the string being sent to the client pipe once completed.</text:p>
      <text:p text:style-name="P10"/>
      <text:p text:style-name="P10"><text:span text:style-name="T9"><text:tab/><text:tab/>output=</text:span><text:span text:style-name="T6">"start_result\n"</text:span></text:p>
      <text:p text:style-name="P1"><text:span text:style-name="T4"><text:tab/><text:tab/>IFS=</text:span><text:span text:style-name="T6">""</text:span></text:p>
      <text:p text:style-name="P1"><text:span text:style-name="T4"><text:tab/><text:tab/></text:span><text:span text:style-name="T7">while</text:span><text:span text:style-name="T4"> </text:span><text:span text:style-name="T7">read</text:span><text:span text:style-name="T4"> l; </text:span><text:span text:style-name="T7">do</text:span></text:p>
      <text:p text:style-name="P1"><text:span text:style-name="T4"><text:tab/><text:tab/><text:tab/>IFS=</text:span><text:span text:style-name="T6">","</text:span><text:span text:style-name="T4"> </text:span><text:span text:style-name="T7">read</text:span><text:span text:style-name="T4"> -ra tuple &lt;&lt;&lt; </text:span><text:span text:style-name="T6">"</text:span><text:span text:style-name="T4">$l</text:span><text:span text:style-name="T6">"</text:span></text:p>
      <text:p text:style-name="P1"><text:span text:style-name="T4"><text:tab/><text:tab/><text:tab/>IFS=</text:span><text:span text:style-name="T6">","</text:span><text:span text:style-name="T4"> </text:span><text:span text:style-name="T7">read</text:span><text:span text:style-name="T4"> -ra indices &lt;&lt;&lt; </text:span><text:span text:style-name="T6">"</text:span><text:span text:style-name="T4">$3</text:span><text:span text:style-name="T6">"</text:span></text:p>
      <text:p text:style-name="P1"><text:span text:style-name="T4"><text:tab/><text:tab/><text:tab/></text:span><text:span text:style-name="T7">for</text:span><text:span text:style-name="T4"> i </text:span><text:span text:style-name="T7">in</text:span><text:span text:style-name="T4"> </text:span><text:span text:style-name="T6">"</text:span><text:span text:style-name="T4">${indices[@]}</text:span><text:span text:style-name="T6">"</text:span><text:span text:style-name="T4">; </text:span><text:span text:style-name="T7">do</text:span></text:p>
      <text:p text:style-name="P1"><text:span text:style-name="T4"><text:tab/><text:tab/><text:tab/><text:tab/>output+=</text:span><text:span text:style-name="T6">"</text:span><text:span text:style-name="T4">${tuple[i-1]}</text:span><text:span text:style-name="T6">, "</text:span></text:p>
      <text:p text:style-name="P1"><text:span text:style-name="T4"><text:tab/><text:tab/><text:tab/></text:span><text:span text:style-name="T7">done</text:span></text:p>
      <text:p text:style-name="P1"><text:span text:style-name="T4"><text:tab/><text:tab/><text:tab/></text:span><text:span text:style-name="T8"># replace trailing ',' with a '\n'</text:span></text:p>
      <text:p text:style-name="P2"><text:tab/><text:tab/><text:tab/>output=${output::${#output}-2}</text:p>
      <text:p text:style-name="P1"><text:span text:style-name="T4"><text:tab/><text:tab/><text:tab/>output+=</text:span><text:span text:style-name="T6">"\n"</text:span></text:p>
      <text:p text:style-name="P1"><text:span text:style-name="T4"><text:tab/><text:tab/></text:span><text:span text:style-name="T7">done</text:span><text:span text:style-name="T4"> &lt; </text:span><text:span text:style-name="T6">"</text:span><text:span text:style-name="T4">$1</text:span><text:span text:style-name="T6">/</text:span><text:span text:style-name="T4">$2</text:span><text:span text:style-name="T6">"</text:span></text:p>
      <text:p text:style-name="P1"><text:span text:style-name="T4"><text:tab/><text:tab/>output+=</text:span><text:span text:style-name="T6">"end_result"</text:span></text:p>
      <text:p text:style-name="P1"><text:span text:style-name="T6"/></text:p>
      <text:p text:style-name="P1"><text:span text:style-name="T6"/></text:p>
      <text:p text:style-name="P6"><text:span text:style-name="T10">delete.sh</text:span></text:p>
      <text:p text:style-name="P11"><text:span text:style-name="T10">The delete.sh script is interesting in that the functionality differs depending on the number of postional variables defined when the command is run. The usually checks are in place ensuring the database/ table are present as well as checking that the correct number of positional arguments are being used, in this case 1, 2 or 3 positional arguements are all acceptable. If any of these checks do not pass, then an error is thrown.</text:span></text:p>
      <text:p text:style-name="P11"><text:span text:style-name="T10">If one postional argument is passed the we know the purpose of the script is to remove a database. The database name is passed in and the folder matching the name is removed along with all of its comments using the recursive `rm -r &lt;folder name&gt;` command.</text:span></text:p>
      <text:p text:style-name="P11"><text:span text:style-name="T10">If two positional arguements are passed in we know a table is to be deleted. The file containing the table information is simply removed using `rm &lt;database name&gt;/&lt;table name&gt;`.</text:span></text:p>
      <text:p text:style-name="P11"><text:span text:style-name="T10">Finally if 3 positional arguements are supplied, we know the user must want to remove a row from a table. This is a little trickier than the last two options and involves the use of the </text:span><text:soft-page-break/><text:span text:style-name="T10">file stream editor `sed` to remove a line in the file at the given index, taking care to ignore the first line of the file which is reservered for the column names.</text:span></text:p>
      <text:p text:style-name="P11"><text:span text:style-name="T10"/></text:p>
      <text:p text:style-name="P11"><text:span text:style-name="T9"><text:tab/><text:tab/></text:span><text:span text:style-name="T7">if</text:span><text:span text:style-name="T9"> [ ! -f </text:span><text:span text:style-name="T6">"</text:span><text:span text:style-name="T9">$1</text:span><text:span text:style-name="T6">/</text:span><text:span text:style-name="T9">$2</text:span><text:span text:style-name="T6">"</text:span><text:span text:style-name="T9"> ]; </text:span><text:span text:style-name="T7">then</text:span></text:p>
      <text:p text:style-name="P1"><text:span text:style-name="T4"><text:tab/><text:tab/><text:tab/></text:span><text:span text:style-name="T7">echo</text:span><text:span text:style-name="T4"> </text:span><text:span text:style-name="T6">"Error: table does not exist"</text:span></text:p>
      <text:p text:style-name="P1"><text:span text:style-name="T4"><text:tab/><text:tab/><text:tab/>./V.sh </text:span><text:span text:style-name="T6">"</text:span><text:span text:style-name="T4">$1</text:span><text:span text:style-name="T6">"</text:span></text:p>
      <text:p text:style-name="P1"><text:span text:style-name="T4"><text:tab/><text:tab/> <text:s text:c="3"/></text:span><text:span text:style-name="T7">exit</text:span><text:span text:style-name="T4"> 1</text:span></text:p>
      <text:p text:style-name="P1"><text:span text:style-name="T4"><text:tab/><text:tab/></text:span><text:span text:style-name="T7">fi</text:span></text:p>
      <text:p text:style-name="P1"><text:span text:style-name="T4"><text:tab/><text:tab/>num_rows=</text:span><text:span text:style-name="T6">$(wc -l </text:span><text:span text:style-name="T4">&lt;</text:span><text:span text:style-name="T6"> "</text:span><text:span text:style-name="T4">$1</text:span><text:span text:style-name="T6">/</text:span><text:span text:style-name="T4">$2</text:span><text:span text:style-name="T6">")</text:span></text:p>
      <text:p text:style-name="P1"><text:span text:style-name="T4"><text:tab/><text:tab/>selected_row=</text:span><text:span text:style-name="T6">$((</text:span><text:span text:style-name="T4">$3+1</text:span><text:span text:style-name="T6">))</text:span><text:span text:style-name="T4"> </text:span><text:span text:style-name="T8"># ignore the column names</text:span></text:p>
      <text:p text:style-name="P1"><text:span text:style-name="T4"><text:tab/><text:tab/></text:span><text:span text:style-name="T7">if</text:span><text:span text:style-name="T4"> [ </text:span><text:span text:style-name="T6">"</text:span><text:span text:style-name="T4">$selected_row</text:span><text:span text:style-name="T6">"</text:span><text:span text:style-name="T4"> -gt </text:span><text:span text:style-name="T6">"</text:span><text:span text:style-name="T4">$num_rows</text:span><text:span text:style-name="T6">"</text:span><text:span text:style-name="T4"> ] || [ </text:span><text:span text:style-name="T6">"</text:span><text:span text:style-name="T4">$selected_row</text:span><text:span text:style-name="T6">"</text:span><text:span text:style-name="T4"> -le 1 ]; </text:span><text:span text:style-name="T7">then</text:span></text:p>
      <text:p text:style-name="P1"><text:span text:style-name="T4"><text:tab/><text:tab/><text:tab/></text:span><text:span text:style-name="T7">echo</text:span><text:span text:style-name="T4"> </text:span><text:span text:style-name="T6">"Error: row index out of bounds"</text:span></text:p>
      <text:p text:style-name="P1"><text:span text:style-name="T4"><text:tab/><text:tab/><text:tab/>./V.sh </text:span><text:span text:style-name="T6">"</text:span><text:span text:style-name="T4">$1</text:span><text:span text:style-name="T6">"</text:span></text:p>
      <text:p text:style-name="P1"><text:span text:style-name="T4"><text:tab/><text:tab/><text:tab/></text:span><text:span text:style-name="T7">exit</text:span><text:span text:style-name="T4"> 1</text:span></text:p>
      <text:p text:style-name="P1"><text:span text:style-name="T4"><text:tab/><text:tab/></text:span><text:span text:style-name="T7">fi</text:span></text:p>
      <text:p text:style-name="P1"><text:span text:style-name="T4"><text:tab/><text:tab/>sed -i </text:span><text:span text:style-name="T6">''</text:span><text:span text:style-name="T4"> </text:span><text:span text:style-name="T6">"</text:span><text:span text:style-name="T4">${selected_row}</text:span><text:span text:style-name="T6">d"</text:span><text:span text:style-name="T4"> </text:span><text:span text:style-name="T6">"</text:span><text:span text:style-name="T4">$1</text:span><text:span text:style-name="T6">/</text:span><text:span text:style-name="T4">$2</text:span><text:span text:style-name="T6">"</text:span></text:p>
      <text:p text:style-name="P1"><text:span text:style-name="T4"><text:tab/><text:tab/></text:span><text:span text:style-name="T7">echo</text:span><text:span text:style-name="T4"> </text:span><text:span text:style-name="T6">"OK: row deleted"</text:span></text:p>
      <text:p text:style-name="P1"><text:span text:style-name="T3"/></text:p>
      <text:p text:style-name="P1"><text:span text:style-name="T3"/></text:p>
      <text:p text:style-name="P6"><text:span text:style-name="T10">server.sh</text:span></text:p>
      <text:p text:style-name="P7"><text:span text:style-name="T5">Server.sh is fairly simple, it uses a while loop which constantly loops, asking the client for commands, these commands are outlined in the previous section. The client sends the command followed by the client id. The server.sh script then runs the appropriate sh file in the background, sending the output to &lt;id&gt;.pipe. Once the command `</text:span><text:span text:style-name="T10">shutdown</text:span><text:span text:style-name="T5">` is entered it removes the server.pipe pipe and exits the program.</text:span></text:p>
      <text:p text:style-name="P7"><text:span text:style-name="T5"/></text:p>
      <text:p text:style-name="P6"><text:span text:style-name="T10">client.sh</text:span></text:p>
      <text:p text:style-name="P11"><text:span text:style-name="T10">Client.sh is reasonably straight forward also. It is started using the following command </text:span><text:span text:style-name="T2">`./client.sh &lt;id&gt;` </text:span><text:span text:style-name="T10">a pipeline is then created under the name &lt;id&gt;.pipe. It then loops continuosly like the server.sh script querying the user for a command, when a command is inputted, the client id is appended to the end of the string and the resulting string is sent to the server.pipe pipeline. The output is then taken from &lt;id&gt;.pipe and parsed appropriately.</text:span></text:p>
      <text:p text:style-name="P11"><text:span text:style-name="T10"/></text:p>
      <text:p text:style-name="P6"><text:span text:style-name="T10">P.sh &amp; V.sh</text:span></text:p>
      <text:p text:style-name="P11"><text:span text:style-name="T10">P.sh is used in this project to lock a database folder when operations are taking place inside it to avoid clients simultaneosly accesing data and causing potential issues. V.sh is then used to unlock the folder. The Unix function `</text:span><text:span text:style-name="T2">ln</text:span><text:span text:style-name="T10">` is used between the P.sh file and a &lt;database name&gt;-lock file as the immutable instruction needed in a semaphore lock.</text:span></text:p>
      <text:p text:style-name="P11"><text:span text:style-name="T10"/></text:p>
      <text:p text:style-name="P4"><text:span text:style-name="T10">Add 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adornments="Italic" style:font-family-generic="script" style:font-pitch="variable"/>
    <style:font-face style:name="Papyrus" svg:font-family="Papyrus" style:font-family-generic="script" style:font-pitch="variable"/>
    <style:font-face style:name="Arial" svg:font-family="Arial" style:font-family-generic="swiss" style:font-pitch="variable"/>
    <style:font-face style:name="Arial1" svg:font-family="Arial"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an Ennis O'Toole</meta:initial-creator>
    <meta:creation-date>2021-12-31T16:18:32.47</meta:creation-date>
    <dc:date>2021-12-31T21:07:24.47</dc:date>
    <dc:creator>Sean Ennis O'Toole</dc:creator>
    <meta:editing-duration>PT3H37M42S</meta:editing-duration>
    <meta:editing-cycles>34</meta:editing-cycles>
    <meta:generator>OpenOffice/4.1.11$Win32 OpenOffice.org_project/4111m1$Build-9808</meta:generator>
    <meta:document-statistic meta:table-count="0" meta:image-count="0" meta:object-count="0" meta:page-count="5" meta:paragraph-count="73" meta:word-count="1809" meta:character-count="10551"/>
  </office:meta>
</office:document-meta>
</file>